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zpool lis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Values</text:p>
          </table:table-cell>
          <table:table-cell/>
          <table:table-cell table:style-name="Default" office:value-type="string" calcext:value-type="string">
            <text:p>Exists in zfs l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2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3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4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dup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1.00x or higher if deduped&gt;</text:p>
          </table:table-cell>
          <table:table-cell/>
          <table:table-cell table:formula="of:=IF(ISNA(VLOOKUP([.B5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and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6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percent&gt;</text:p>
          </table:table-cell>
          <table:table-cell/>
          <table:table-cell table:formula="of:=IF(ISNA(VLOOKUP([.B7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8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ee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9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guid&gt;</text:p>
          </table:table-cell>
          <table:table-cell/>
          <table:table-cell table:formula="of:=IF(ISNA(VLOOKUP([.B10];['zfs list'.$B$2:.$E$94];1;0));&quot;-&quot;;&quot;x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tate&gt;</text:p>
          </table:table-cell>
          <table:table-cell/>
          <table:table-cell table:formula="of:=IF(ISNA(VLOOKUP([.B11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a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12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ad_gu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load_guid&gt;</text:p>
          </table:table-cell>
          <table:table-cell/>
          <table:table-cell table:formula="of:=IF(ISNA(VLOOKUP([.B13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/>
          <table:table-cell table:formula="of:=IF(ISNA(VLOOKUP([.B14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tro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path&gt;</text:p>
          </table:table-cell>
          <table:table-cell/>
          <table:table-cell table:formula="of:=IF(ISNA(VLOOKUP([.B15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if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ashift, 9-16, or 0=default&gt;</text:p>
          </table:table-cell>
          <table:table-cell/>
          <table:table-cell table:formula="of:=IF(ISNA(VLOOKUP([.B16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exp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17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ore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18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otr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19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ot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filesystem&gt;</text:p>
          </table:table-cell>
          <table:table-cell/>
          <table:table-cell table:formula="of:=IF(ISNA(VLOOKUP([.B20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che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file&gt; | none</text:p>
          </table:table-cell>
          <table:table-cell/>
          <table:table-cell table:formula="of:=IF(ISNA(VLOOKUP([.B21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comment-string&gt;</text:p>
          </table:table-cell>
          <table:table-cell/>
          <table:table-cell table:formula="of:=IF(ISNA(VLOOKUP([.B22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dupdit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threshold (min 100)&gt;</text:p>
          </table:table-cell>
          <table:table-cell/>
          <table:table-cell table:formula="of:=IF(ISNA(VLOOKUP([.B23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24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ilm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 | continue | panic</text:p>
          </table:table-cell>
          <table:table-cell/>
          <table:table-cell table:formula="of:=IF(ISNA(VLOOKUP([.B25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stsnapsho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26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ulti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27];['zfs list'.$B$2:.$E$94];1;0));&quot;-&quot;;&quot;x&quot;)" office:value-type="string" office:string-value="-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/>
          <table:table-cell table:formula="of:=IF(ISNA(VLOOKUP([.B28];['zfs list'.$B$2:.$E$94];1;0));&quot;-&quot;;&quot;x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&lt;version&gt;</text:p>
          </table:table-cell>
          <table:table-cell/>
          <table:table-cell table:formula="of:=IF(ISNA(VLOOKUP([.B29];['zfs list'.$B$2:.$E$94];1;0));&quot;-&quot;;&quot;x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ature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 | enabled | active</text:p>
          </table:table-cell>
          <table:table-cell/>
          <table:table-cell table:formula="of:=IF(ISNA(VLOOKUP([.B30];['zfs list'.$B$2:.$E$94];1;0));&quot;-&quot;;&quot;x&quot;)" office:value-type="string" office:string-value="-" calcext:value-type="string">
            <text:p>-</text:p>
          </table:table-cell>
        </table:table-row>
      </table:table>
      <table:table table:name="zfs list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<text:tab/>PROPERT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VALU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aila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n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dataset&gt;[,...]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ressrati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1.00x or higher if compressed&gt;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tx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uint64&gt;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date&gt;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er_destro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| n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ryptionroo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filesystem | volume&gt;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system_coun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count&gt;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uint64&gt;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ystat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 | unavailable | availabl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gicalreferenc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gicalus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unt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| n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bjset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uint64&gt;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igi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napshot&gt;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eive_resume_tok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tring token&gt;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compressrati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1.00x or higher if compressed&gt;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ferenc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napshot_coun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count&gt;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lesystem | volume | snapshot | bookmark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sedbychildr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edbydatase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edbyrefreserv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sedbysnapshot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erref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count&gt;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t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clinher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iscard | noallow | restricted | passthrough | passthrough-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cl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acl | posixac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ti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mou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 | off | noauto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sesensitiv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sitive | insensitive | mixed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ecksu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 | fletcher2 | fletcher4 | sha256 | sha512 | skein |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pres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 | lzjb | gzip | gzip-[1-9] | zle | lz4</text:p>
          </table:table-cell>
          <table:table-cell office:value-type="string" calcext:value-type="string">
            <text:p><text:s/>edon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elinux context&gt;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pi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 | 2 | 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du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 | verify | sha256[,verify], sha512[,verify], skein[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f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elinux defcontext&gt;</text:p>
          </table:table-cell>
          <table:table-cell office:value-type="string" calcext:value-type="string">
            <text:p>,verify],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nr,verif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nodesiz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gacy | auto | 1k | 2k | 4k | 8k | 16k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 | aes-128-ccm | aes-192-ccm | aes-256-ccm | aes-12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xe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-gcm | aes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2-gcm | aes-256-gc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lesystem_lim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count&gt; | non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s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elinux fscontext&gt;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eyform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 | raw | hex | passphra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eylo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mpt | &lt;file URI&gt;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gbia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tency | throughput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lsla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&lt;sensitivity label&gt;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untpoi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&lt;path&gt; | legacy | non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bm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 | formC | formD | formKC | formKD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kdf2i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iters&gt;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imarycach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l | none | metadata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adon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cordsiz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12 to 1M, power of 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dundant_meta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l | mos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fquo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freserv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lati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ot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elinux rootcontext&gt;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condarycach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ll | none | metadat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tui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arenf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 | share(1M) options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resm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 | sharemgr(1M) options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napde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idden | visibl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napd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idden | visibl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napshot_lim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count&gt; | non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ecial_small_block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zero or 512 to 1M, power of 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andard | always | disabled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tf8on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 | 2 | 3 | 4 | 5 | current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olblock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12 to 128k, power of 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olmo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fault | full | geom | dev | none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olsi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sc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xat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 | dir | sa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on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| off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ser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oup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ject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serobj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oupobj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ojectobj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ser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oup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oject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serobj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oupobj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ojectobj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size&gt; | none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itten@&lt;snap&gt;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size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0:22:08.171054301</meta:creation-date>
    <dc:date>2022-10-06T10:48:04.814973214</dc:date>
    <meta:editing-duration>PT25M52S</meta:editing-duration>
    <meta:editing-cycles>12</meta:editing-cycles>
    <meta:generator>LibreOffice/6.4.7.2$Linux_X86_64 LibreOffice_project/40$Build-2</meta:generator>
    <meta:document-statistic meta:table-count="2" meta:cell-count="627" meta:object-count="0"/>
  </office:meta>
</office:document-meta>
</file>